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75in" style:rel-column-width="4283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5035in" style:rel-column-width="4929*"/>
    </style:style>
    <style:style style:name="Table2.F" style:family="table-column">
      <style:table-column-properties style:column-width="0.2493in" style:rel-column-width="2441*"/>
    </style:style>
    <style:style style:name="Table2.G" style:family="table-column">
      <style:table-column-properties style:column-width="0.6868in" style:rel-column-width="6724*"/>
    </style:style>
    <style:style style:name="Table2.I" style:family="table-column">
      <style:table-column-properties style:column-width="0.8194in" style:rel-column-width="802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I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I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I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I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I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6dce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6dce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1710b1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1710b1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7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8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751ff" officeooo:paragraph-rsid="011751ff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9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b113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2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3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4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7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07cdda9" style:font-name-asian="Arial1" style:font-size-asian="9pt" style:font-weight-asian="bold" style:font-name-complex="Arial1" style:font-size-complex="9pt" style:font-weight-complex="bold"/>
    </style:style>
    <style:style style:name="P7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1fd5d9" style:font-name-asian="Arial1" style:font-size-asian="9pt" style:font-weight-asian="bold" style:font-name-complex="Arial1" style:font-size-complex="9pt" style:font-weight-complex="bold"/>
    </style:style>
    <style:style style:name="P7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cbe65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1fd5d9" style:font-name-asian="Microsoft YaHei" style:font-size-asian="9pt" style:font-weight-asian="bold" style:font-name-complex="Mangal" style:font-size-complex="9pt" style:font-weight-complex="bold"/>
    </style:style>
    <style:style style:name="P8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paragraph-rsid="01276971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8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276971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83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6pt" fo:font-style="normal" style:text-underline-style="none" fo:font-weight="normal" officeooo:rsid="007cdda9" officeooo:paragraph-rsid="01276971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84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76971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name-asian="Arial1" style:font-name-complex="Arial1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officeooo:rsid="004725a2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22246c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officeooo:rsid="004520e6" style:font-name-asian="Microsoft YaHei" style:font-name-complex="Mangal"/>
    </style:style>
    <style:style style:name="T13" style:family="text">
      <style:text-properties officeooo:rsid="0120ec3c" style:font-name-asian="Microsoft YaHei" style:font-name-complex="Mangal"/>
    </style:style>
    <style:style style:name="T14" style:family="text">
      <style:text-properties fo:font-weight="normal" style:font-name-asian="Microsoft YaHei" style:font-weight-asian="normal" style:font-name-complex="Mang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46a399" style:font-weight-asian="normal" style:font-weight-complex="normal"/>
    </style:style>
    <style:style style:name="T17" style:family="text">
      <style:text-properties style:font-name="Arial1" style:text-underline-style="none"/>
    </style:style>
    <style:style style:name="T18" style:family="text">
      <style:text-properties style:font-name="Arial1" style:text-underline-style="none" officeooo:rsid="010e365d"/>
    </style:style>
    <style:style style:name="T19" style:family="text">
      <style:text-properties style:font-name="Arial1" style:font-name-asian="Microsoft YaHei" style:font-name-complex="Mangal"/>
    </style:style>
    <style:style style:name="T20" style:family="text">
      <style:text-properties style:font-name="Arial1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21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22" style:family="text">
      <style:text-properties style:font-name="Arial" fo:font-size="6pt" fo:font-style="normal" style:text-underline-style="none" fo:font-weight="normal" officeooo:rsid="00fd8749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T23" style:family="text">
      <style:text-properties style:font-name="Arial" fo:font-weight="bold" officeooo:rsid="00245a79" style:font-weight-asian="bold" style:font-weight-complex="bold"/>
    </style:style>
    <style:style style:name="T24" style:family="text">
      <style:text-properties style:font-name="Arial" officeooo:rsid="00fd8749"/>
    </style:style>
    <style:style style:name="T25" style:family="text">
      <style:text-properties style:font-name="Arial" style:text-underline-style="none" officeooo:rsid="00fd8749"/>
    </style:style>
    <style:style style:name="T26" style:family="text">
      <style:text-properties style:font-name="Arial" style:text-underline-style="none" fo:font-weight="bold" officeooo:rsid="00245a79" style:font-weight-asian="bold" style:font-weight-complex="bold"/>
    </style:style>
    <style:style style:name="T27" style:family="text">
      <style:text-properties style:font-name="Arial" officeooo:rsid="0046a399"/>
    </style:style>
    <style:style style:name="T28" style:family="text">
      <style:text-properties officeooo:rsid="009a3986"/>
    </style:style>
    <style:style style:name="T29" style:family="text">
      <style:text-properties officeooo:rsid="00e4fbe7"/>
    </style:style>
    <style:style style:name="T30" style:family="text">
      <style:text-properties officeooo:rsid="010e365d"/>
    </style:style>
    <style:style style:name="T31" style:family="text">
      <style:text-properties officeooo:rsid="01150344"/>
    </style:style>
    <style:style style:name="T32" style:family="text">
      <style:text-properties officeooo:rsid="0120ec3c"/>
    </style:style>
    <style:style style:name="T33" style:family="text">
      <style:text-properties officeooo:rsid="010c12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9"><text:text-input text:description="&lt;o.partner_id.name or ''&gt;">Partner Name</text:text-input></text:p>
            <text:p text:style-name="P29"><text:text-input text:description="&lt;o.partner_id.street or ''&gt;">Partner street</text:text-input></text:p>
            <text:p text:style-name="P33"><text:text-input text:description="&lt;if test=&quot;o.partner_id.street2&quot;&gt;">if street2</text:text-input></text:p>
            <text:p text:style-name="P30"><text:text-input text:description="&lt;o.partner_id.street2 or ''&gt;">Partner street 2</text:text-input></text:p>
            <text:p text:style-name="P33"><text:text-input text:description="&lt;/if&gt;">end if</text:text-input></text:p>
            <text:p text:style-name="P28"><text:text-input text:description="&lt;o.partner_id.zip or ''&gt;">ZipCode</text:text-input> <text:text-input text:description="&lt;o.partner_id.city or ''&gt;">City</text:text-input></text:p>
            <text:p text:style-name="P84"><text:text-input text:description="&lt;o.partner_id.country_id.name or ''&gt;">Country</text:text-input></text:p>
            <text:p text:style-name="P81"><text:span text:style-name="T16"><text:text-input text:description="&lt;if test=&quot;o.partner_id &lt;&gt; o.partner_shipping_id&quot;&gt;">test</text:text-input></text:span></text:p>
            <text:p text:style-name="P82"><text:span text:style-name="T33"><text:text-input text:description="&lt;_(&quot;To&quot;)&gt;">To</text:text-input></text:span>: <text:text-input text:description="&lt;o.partner_shipping_id.name or ''&gt;">contact_name</text:text-input></text:p>
            <text:p text:style-name="P83"><text:span text:style-name="T27"><text:text-input text:description="&lt;/if&gt;">endtest</text:text-input></text:span></text:p>
            <text:p text:style-name="P84"><text:span text:style-name="T25"><text:text-input text:description="&lt;_(&quot;VAT no.&quot;)&gt;">VAT no.</text:text-input></text:span><text:span text:style-name="T25">:</text:span><text:span text:style-name="T26"> </text:span><text:span text:style-name="T1"><text:text-input text:description="&lt;(o.partner_id.vat.replace('HR','') or '')&gt;">VAT</text:text-input></text:span></text:p>
          </table:table-cell>
          <table:table-cell table:style-name="Table1.A1" office:value-type="string">
            <text:p text:style-name="P49"><text:text-input text:description="&lt;_(&quot;Date offer&quot;)&gt;">Date offer</text:text-input>: <text:span text:style-name="T14"><text:text-input text:description="&lt;formatLang(o.date_order or '',date=True)&gt;">date</text:text-input></text:span></text:p>
            <text:p text:style-name="P50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ext:p text:style-name="P48"/>
      <table:table table:name="Table4" table:style-name="Table4">
        <table:table-column table:style-name="Table4.A"/>
        <table:table-row>
          <table:table-cell table:style-name="Table4.A1" office:value-type="string">
            <text:p text:style-name="P46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4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row>
          <table:table-cell table:style-name="Table2.A1" office:value-type="string">
            <text:p text:style-name="P59"><text:text-input text:description="&lt;_(&quot;Item&quot;)&gt;">Item</text:text-input></text:p>
          </table:table-cell>
          <table:table-cell table:style-name="Table2.B1" office:value-type="string">
            <text:p text:style-name="P60"><text:text-input text:description="&lt;_(&quot;Product&quot;)&gt;">Product</text:text-input></text:p>
          </table:table-cell>
          <table:table-cell table:style-name="Table2.B1" office:value-type="string">
            <text:p text:style-name="P59"><text:text-input text:description="&lt;_(&quot;Qty&quot;)&gt;">Qty</text:text-input></text:p>
          </table:table-cell>
          <table:table-cell table:style-name="Table2.B1" office:value-type="string">
            <text:p text:style-name="P62"><text:text-input text:description="&lt;_(&quot;UoM&quot;)&gt;">UoM</text:text-input></text:p>
          </table:table-cell>
          <table:table-cell table:style-name="Table2.B1" table:number-columns-spanned="2" office:value-type="string">
            <text:p text:style-name="P61"><text:text-input text:description="&lt;_(&quot;Unit price&quot;)&gt;">Unit price</text:text-input></text:p>
          </table:table-cell>
          <table:covered-table-cell/>
          <table:table-cell table:style-name="Table2.B1" office:value-type="string">
            <text:p text:style-name="P72"><text:text-input text:description="&lt;_(&quot;Total&quot;)&gt;">Total</text:text-input></text:p>
          </table:table-cell>
          <table:table-cell table:style-name="Table2.B1" office:value-type="string">
            <text:p text:style-name="P63"><text:text-input text:description="&lt;_(&quot;Disc.&quot;)&gt;">Disc.</text:text-input></text:p>
          </table:table-cell>
          <table:table-cell table:style-name="Table2.I1" office:value-type="string">
            <text:p text:style-name="P64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9"/>
          </table:table-cell>
          <table:table-cell table:style-name="Table2.B2" office:value-type="string">
            <text:p text:style-name="P60"/>
          </table:table-cell>
          <table:table-cell table:style-name="Table2.B2" office:value-type="string">
            <text:p text:style-name="P59"/>
          </table:table-cell>
          <table:table-cell table:style-name="Table2.B2" office:value-type="string">
            <text:p text:style-name="P59"/>
          </table:table-cell>
          <table:table-cell table:style-name="Table2.B2" table:number-columns-spanned="2" office:value-type="string">
            <text:p text:style-name="P65">[<text:span text:style-name="T19"><text:text-input text:description="&lt;objects.currency_id.name or ''&gt;">curr</text:text-input></text:span>]</text:p>
          </table:table-cell>
          <table:covered-table-cell/>
          <table:table-cell table:style-name="Table2.B2" office:value-type="string">
            <text:p text:style-name="P73">[<text:span text:style-name="T11"><text:text-input text:description="&lt;objects.currency_id.name or ''&gt;">curr</text:text-input></text:span>]</text:p>
          </table:table-cell>
          <table:table-cell table:style-name="Table2.B2" office:value-type="string">
            <text:p text:style-name="P66"><text:span text:style-name="T28">[</text:span>%<text:span text:style-name="T28">]</text:span></text:p>
          </table:table-cell>
          <table:table-cell table:style-name="Table2.I2" office:value-type="string">
            <text:p text:style-name="P65">[<text:span text:style-name="T19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table:number-columns-spanned="2" office:value-type="string">
            <text:p text:style-name="P12"/>
          </table:table-cell>
          <table:covered-table-cell/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  <table:table-cell table:style-name="Table2.I3" office:value-type="string">
            <text:p text:style-name="P12"/>
          </table:table-cell>
        </table:table-row>
        <table:table-row>
          <table:table-cell table:style-name="Table2.A4" table:number-columns-spanned="9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table:number-columns-spanned="2" office:value-type="string">
            <text:p text:style-name="P12"/>
          </table:table-cell>
          <table:covered-table-cell/>
          <table:table-cell table:style-name="Table2.G5" office:value-type="string">
            <text:p text:style-name="P12"/>
          </table:table-cell>
          <table:table-cell table:style-name="Table2.H5" office:value-type="string">
            <text:p text:style-name="P16"/>
          </table:table-cell>
          <table:table-cell table:style-name="Table2.I5" office:value-type="string">
            <text:p text:style-name="P12"/>
          </table:table-cell>
        </table:table-row>
        <table:table-row>
          <table:table-cell table:style-name="Table2.A6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table:number-columns-spanned="2" office:value-type="string">
            <text:p text:style-name="P9"/>
          </table:table-cell>
          <table:covered-table-cell/>
          <table:table-cell table:style-name="Table2.G7" office:value-type="string">
            <text:p text:style-name="P9"/>
          </table:table-cell>
          <table:table-cell table:style-name="Table2.H7" office:value-type="string">
            <text:p text:style-name="P20"/>
          </table:table-cell>
          <table:table-cell table:style-name="Table2.I7" office:value-type="string">
            <text:p text:style-name="P9"/>
          </table:table-cell>
        </table:table-row>
        <table:table-row>
          <table:table-cell table:style-name="Table2.B2" office:value-type="string">
            <text:p text:style-name="P15"><text:text-input text:description="&lt;str(o.order_line._ids.index(line.id)+1)&gt;">rbr</text:text-input>.</text:p>
          </table:table-cell>
          <table:table-cell table:style-name="Table2.B2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B2" office:value-type="string">
            <text:p text:style-name="P25"><text:text-input text:description="&lt;formatLang(line.quantity, digits=2) or ''&gt;">qty</text:text-input></text:p>
          </table:table-cell>
          <table:table-cell table:style-name="Table2.B2" office:value-type="string">
            <text:p text:style-name="P25"><text:text-input text:description="&lt;line.uom_id.name or ''&gt;">uom</text:text-input></text:p>
          </table:table-cell>
          <table:table-cell table:style-name="Table2.B2" table:number-columns-spanned="2" office:value-type="string">
            <text:p text:style-name="P10"><text:text-input text:description="&lt;formatLang(line.price_unit, digits=2) or ''&gt;">Price unit</text:text-input> </text:p>
          </table:table-cell>
          <table:covered-table-cell/>
          <table:table-cell table:style-name="Table2.B2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10"><text:text-input text:description="&lt;formatLang(line.discount, digits=3) or ''&gt;">discount</text:text-input></text:p>
          </table:table-cell>
          <table:table-cell table:style-name="Table2.B2" office:value-type="string">
            <text:p text:style-name="P10"><text:span text:style-name="T5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table:number-columns-spanned="2" office:value-type="string">
            <text:p text:style-name="P10"/>
          </table:table-cell>
          <table:covered-table-cell/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5" office:value-type="string">
            <text:p text:style-name="P77"><text:span text:style-name="T12"><text:text-input text:description="&lt;_(&quot;TOTAL&quot;)&gt;">TOTAL</text:text-input></text:span><text:span text:style-name="T12">:</text:span></text:p>
            <text:p text:style-name="P77"><text:text-input text:description="&lt;_(&quot;TOTAL DISCOUNT&quot;)&gt;">TOTAL DISCOUNT</text:text-input>:</text:p>
            <text:p text:style-name="P75"><text:span text:style-name="T32"><text:text-input text:description="&lt;_(&quot;TOTAL W/O VAT&quot;)&gt;">TOTAL W/O VAT</text:text-input></text:span>:</text:p>
            <text:p text:style-name="P78"><text:span text:style-name="T2"><text:text-input text:description="&lt;_(&quot;VAT&quot;)&gt;">VAT</text:text-input></text:span>:</text:p>
            <text:p text:style-name="P76"><text:span text:style-name="T13"><text:text-input text:description="&lt;_(&quot;TOTAL&quot;)&gt;">TOTAL WITH VAT</text:text-input></text:span><text:span text:style-name="T12">:</text:span></text:p>
          </table:table-cell>
          <table:covered-table-cell/>
          <table:covered-table-cell/>
          <table:covered-table-cell/>
          <table:covered-table-cell/>
          <table:table-cell table:style-name="Table2.A9" table:number-columns-spanned="4" office:value-type="string">
            <text:p text:style-name="P80"><text:text-input text:description="&lt;formatLang(o.list_amount, digits=2) or ''&gt;">Total</text:text-input> <text:span text:style-name="T17"><text:text-input text:description="&lt;objects.currency_id.name or ''&gt;">curr</text:text-input></text:span><text:span text:style-name="T17"> / </text:span><text:span text:style-name="T1"><text:text-input text:description="&lt;formatLang(o.list_amount *o.lcy_rate, digits=2) or ''&gt;">Total</text:text-input></text:span><text:span text:style-name="T1"> </text:span><text:span text:style-name="T18"><text:text-input text:description="&lt;company.currency_id.name or ''&gt;">lcy_curr</text:text-input></text:span></text:p>
            <text:p text:style-name="P79"><text:text-input text:description="&lt;formatLang(o.discount_total, digits=2) or ''&gt;">total disc</text:text-input> <text:text-input text:description="&lt;objects.currency_id.name or ''&gt;">curr</text:text-input> / <text:text-input text:description="&lt;formatLang(o.discount_total*o.lcy_rate, digits=2) or ''&gt;">total disc</text:text-input> <text:span text:style-name="T30"><text:text-input text:description="&lt;company.currency_id.name or ''&gt;">lcy_curr</text:text-input></text:span></text:p>
            <text:p text:style-name="P79"><text:text-input text:description="&lt;formatLang(o.amount_untaxed, digits=2) or ''&gt;">untaxed</text:text-input> <text:span text:style-name="T17"><text:text-input text:description="&lt;objects.currency_id.name or ''&gt;">curr</text:text-input></text:span><text:span text:style-name="T17"> / </text:span><text:span text:style-name="T1"><text:text-input text:description="&lt;formatLang(o.lcy_amount_untaxed, digits=2) or ''&gt;">untaxed</text:text-input></text:span><text:span text:style-name="T1"> </text:span><text:span text:style-name="T18"><text:text-input text:description="&lt;company.currency_id.name or ''&gt;">lcy_curr</text:text-input></text:span></text:p>
            <text:p text:style-name="P79"><text:text-input text:description="&lt;formatLang(o.amount_tax, digits=2) or ''&gt;">tax</text:text-input> <text:span text:style-name="T17"><text:text-input text:description="&lt;objects.currency_id.name or ''&gt;">curr</text:text-input></text:span><text:span text:style-name="T17"> / </text:span><text:span text:style-name="T1"><text:text-input text:description="&lt;formatLang(o.lcy_amount_tax, digits=2) or ''&gt;">tax</text:text-input></text:span><text:span text:style-name="T1"> </text:span><text:span text:style-name="T18"><text:text-input text:description="&lt;company.currency_id.name or ''&gt;">lcy_curr</text:text-input></text:span></text:p>
            <text:p text:style-name="P79"><text:text-input text:description="&lt;formatLang(o.amount_total, digits=2) or ''&gt;">Total</text:text-input> <text:span text:style-name="T17"><text:text-input text:description="&lt;objects.currency_id.name or ''&gt;">curr</text:text-input></text:span><text:span text:style-name="T17"> / </text:span><text:span text:style-name="T1"><text:text-input text:description="&lt;formatLang(o.lcy_amount_total, digits=2) or ''&gt;">Total</text:text-input></text:span><text:span text:style-name="T1"> </text:span><text:span text:style-name="T18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6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3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44"><text:span text:style-name="T29">1 </text:span><text:span text:style-name="T29"><text:text-input text:description="&lt;o.currency_id.name or ''&gt;">Document currency</text:text-input></text:span><text:span text:style-name="T29"> = </text:span><text:span text:style-name="T29"><text:text-input text:description="&lt;formatLang(o.lcy_rate, digits=6) or ''&gt;">lcy_rate</text:text-input></text:span><text:span text:style-name="T29"> </text:span><text:span text:style-name="T29"><text:text-input text:description="&lt;company.currency_id.name or ''&gt;">Company currency</text:text-input></text:span><text:span text:style-name="T29"> </text:span><text:span text:style-name="T29"><text:text-input text:description="&lt; _('on date ')&gt;">on date</text:text-input></text:span><text:span text:style-name="T29"> </text:span><text:span text:style-name="T29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6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1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8"><text:text-input text:description="&lt;for each=&quot;warranty  in o.warranty_period_ids&quot;&gt;">For line</text:text-input></text:p>
            <text:p text:style-name="P42"><text:text-input text:description="&lt;warranty.description or ''&gt;">price_description</text:text-input></text:p>
            <text:p text:style-name="P38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8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1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51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2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5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0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4"><text:span text:style-name="T10"><text:text-input text:description="&lt;_(&quot;Validity of offer&quot;)&gt;">Validity of offer</text:text-input></text:span><text:span text:style-name="T8">:</text:span></text:p>
          </table:table-cell>
          <table:table-cell table:style-name="Tablica4.A1" office:value-type="string">
            <text:p text:style-name="P55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1"><text:text-input text:description="&lt;if test=&quot;o.payment_data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8"><text:text-input text:description="&lt;_(&quot;Payment&quot;)&gt;">Payment</text:text-input>:</text:p>
          </table:table-cell>
          <table:table-cell table:style-name="Tablica4.A1" office:value-type="string">
            <text:p text:style-name="P57"><text:text-input text:description="&lt;o.payment_data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5"><text:text-input text:description="&lt;o.partner_bank_id.bank.name or ''&gt;">bank_name</text:text-input></text:span><text:span text:style-name="T15">, </text:span><text:span text:style-name="T15"><text:text-input text:description="&lt;o.partner_bank_id.bank.street or ''&gt;">bank_street</text:text-input></text:span><text:span text:style-name="T15">, </text:span><text:span text:style-name="T15"><text:text-input text:description="&lt;o.partner_bank_id.bank.zip or ''&gt;">bank_zip</text:text-input></text:span><text:span text:style-name="T15"> </text:span><text:span text:style-name="T15"><text:text-input text:description="&lt;o.partner_bank_id.bank.city or ''&gt;">bank_city</text:text-input></text:span></text:p>
            <text:p text:style-name="P22"><text:span text:style-name="T15"><text:text-input text:description="&lt;_(&quot;SWIFT&quot;)&gt;">_SWIFT</text:text-input></text:span><text:span text:style-name="T15">:</text:span> <text:span text:style-name="T15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4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0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7"><text:text-input text:description="&lt;for each=&quot;cert in o.certificate_ids&quot;&gt;">For line</text:text-input></text:p>
            <text:p text:style-name="P74"><text:text-input text:description="&lt;cert.description or ''&gt;">certificate_description</text:text-input></text:p>
            <text:p text:style-name="P37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4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9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3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56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9-06T15:33:35.234576791</dc:date>
    <meta:editing-duration>P1DT19H11M51S</meta:editing-duration>
    <meta:editing-cycles>268</meta:editing-cycles>
    <meta:generator>LibreOffice/5.1.5.2$Linux_X86_64 LibreOffice_project/10m0$Build-2</meta:generator>
    <meta:document-statistic meta:table-count="8" meta:image-count="0" meta:object-count="0" meta:page-count="2" meta:paragraph-count="99" meta:word-count="490" meta:character-count="1597" meta:non-whitespace-character-count="1488"/>
  </office:meta>
</office:document-meta>
</file>